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bf37" officeooo:paragraph-rsid="0009bf37"/>
    </style:style>
    <style:style style:name="P2" style:family="paragraph" style:parent-style-name="Standard">
      <style:text-properties officeooo:rsid="000ba894" officeooo:paragraph-rsid="000ba894"/>
    </style:style>
    <style:style style:name="P3" style:family="paragraph" style:parent-style-name="Standard" style:list-style-name="L1">
      <style:text-properties officeooo:rsid="000ba894" officeooo:paragraph-rsid="000ba894"/>
    </style:style>
    <style:style style:name="P4" style:family="paragraph" style:parent-style-name="Standard" style:list-style-name="L1">
      <style:text-properties officeooo:rsid="000ba894" officeooo:paragraph-rsid="000f418b"/>
    </style:style>
    <style:style style:name="P5" style:family="paragraph" style:parent-style-name="Standard">
      <style:text-properties officeooo:rsid="000ba894" officeooo:paragraph-rsid="000d931a"/>
    </style:style>
    <style:style style:name="P6" style:family="paragraph" style:parent-style-name="Standard" style:list-style-name="L1">
      <style:text-properties officeooo:rsid="000d931a" officeooo:paragraph-rsid="000d931a"/>
    </style:style>
    <style:style style:name="P7" style:family="paragraph" style:parent-style-name="Standard" style:list-style-name="L1">
      <style:text-properties officeooo:rsid="000d931a" officeooo:paragraph-rsid="0012b4a0"/>
    </style:style>
    <style:style style:name="P8" style:family="paragraph" style:parent-style-name="Standard">
      <style:text-properties officeooo:rsid="000d931a" officeooo:paragraph-rsid="000d931a"/>
    </style:style>
    <style:style style:name="P9" style:family="paragraph" style:parent-style-name="Standard">
      <style:text-properties officeooo:rsid="000f418b" officeooo:paragraph-rsid="000f418b"/>
    </style:style>
    <style:style style:name="P10" style:family="paragraph" style:parent-style-name="Standard" style:list-style-name="L1">
      <style:text-properties officeooo:rsid="000f6c9d" officeooo:paragraph-rsid="000f6c9d"/>
    </style:style>
    <style:style style:name="P11" style:family="paragraph" style:parent-style-name="Standard">
      <style:text-properties officeooo:rsid="000f6c9d" officeooo:paragraph-rsid="000f6c9d"/>
    </style:style>
    <style:style style:name="P12" style:family="paragraph" style:parent-style-name="Standard">
      <style:text-properties officeooo:rsid="000ff63d" officeooo:paragraph-rsid="000ff63d"/>
    </style:style>
    <style:style style:name="T1" style:family="text">
      <style:text-properties officeooo:rsid="000ba894"/>
    </style:style>
    <style:style style:name="T2" style:family="text">
      <style:text-properties officeooo:rsid="000d931a"/>
    </style:style>
    <style:style style:name="T3" style:family="text">
      <style:text-properties officeooo:rsid="000f6c9d"/>
    </style:style>
    <style:style style:name="T4" style:family="text">
      <style:text-properties officeooo:rsid="0012b4a0"/>
    </style:style>
    <style:style style:name="T5" style:family="text">
      <style:text-properties officeooo:rsid="0013ea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a</text:p>
      <text:p text:style-name="Subtitle">Mini-pr<text:span text:style-name="T1">ojets</text:span></text:p>
      <text:p text:style-name="P1"/>
      <text:h text:style-name="Heading_20_1" text:outline-level="1">Organisation :</text:h>
      <text:p text:style-name="P2">18 élèves. Trois élèves par groupe</text:p>
      <text:p text:style-name="P2">6 thèmes de projet.</text:p>
      <text:h text:style-name="Heading_20_1" text:outline-level="1"><text:span text:style-name="T4">Liste des p</text:span>roblématiques</text:h>
      <text:h text:style-name="Heading_20_2" text:outline-level="2"><text:span text:style-name="T4">E</text:span>nvironnement</text:h>
      <text:p text:style-name="P2"/>
      <text:p text:style-name="P9">source OCDE : <text:s/>https://data.oecd.org/fr/transport/investissements-d-infrastructure.htm#indicator-chart</text:p>
      <text:list xml:id="list3478763868" text:style-name="L1">
        <text:list-item>
          <text:p text:style-name="P3">enjeux <text:span text:style-name="T2">énergétiques</text:span></text:p>
        </text:list-item>
      </text:list>
      <text:p text:style-name="P8"><text:tab/><text:tab/>consommation en énergie primaire et place des énergies renouvelables. Evolution sur les 20 dernières années.</text:p>
      <text:p text:style-name="P8"><text:tab/></text:p>
      <text:p text:style-name="P2"/>
      <text:list xml:id="list121439346836402" text:continue-numbering="true" text:style-name="L1">
        <text:list-item>
          <text:p text:style-name="P3">Transport <text:span text:style-name="T2">mondial. La consommation de produits fabriqués en Chine provoque une évolution du transport mondial. Comment a évolué le trafic mondial sur les 20 dernières années. </text:span></text:p>
          <text:p text:style-name="P3"/>
        </text:list-item>
        <text:list-item>
          <text:p text:style-name="P3"><text:span text:style-name="T2">évolution</text:span> CO2 et transport</text:p>
          <text:p text:style-name="P3"/>
        </text:list-item>
      </text:list>
      <text:h text:style-name="Heading_20_2" text:outline-level="2">Sécurité</text:h>
      <text:list xml:id="list121439089020035" text:continue-numbering="true" text:style-name="L1">
        <text:list-header>
          <text:p text:style-name="P3">Sécurité routière</text:p>
          <text:p text:style-name="P3"><text:tab/>évolution du nombre de tué en <text:span text:style-name="T2">F</text:span>rance et comparaison avec d’autres pays (<text:span text:style-name="T2">Europe,</text:span> <text:span text:style-name="T2">A</text:span>si<text:span text:style-name="T2">e, </text:span><text:s/><text:span text:style-name="T2">A</text:span>mérique)</text:p>
          <text:p text:style-name="P3"/>
        </text:list-header>
        <text:list-item>
          <text:p text:style-name="P3"><text:span text:style-name="T2">Évolution</text:span> du nombre d’immatriculation de voiture de tourisme. <text:span text:style-name="T2">Diesel – essence .</text:span></text:p>
          <text:list>
            <text:list-item>
              <text:p text:style-name="P6">Evolution des <text:span text:style-name="T4">accidents e</text:span>n <text:span text:style-name="T3">France, <text:s/>e</text:span>n lien avec le nombre de voiture<text:span text:style-name="T4">s</text:span>.</text:p>
              <text:p text:style-name="P6"/>
            </text:list-item>
          </text:list>
        </text:list-item>
      </text:list>
      <text:h text:style-name="Heading_20_2" text:outline-level="2">Mix-énergétique </text:h>
      <text:list xml:id="list121438027003571" text:continue-numbering="true" text:style-name="L1">
        <text:list-item>
          <text:p text:style-name="P7">Sources des données : data enedis.</text:p>
          <text:p text:style-name="P4"/>
        </text:list-item>
        <text:list-item>
          <text:p text:style-name="P6">Comparaison du mix énergétique de deux régions de France : La Bretagne et la région Rhône-Alpes.</text:p>
        </text:list-item>
        <text:list-item>
          <text:p text:style-name="P10">Répartition de la consommation d’énergie par secteur d’activité dans une région.(résidentiel, industriel, tertiaire, agriculture)</text:p>
        </text:list-item>
      </text:list>
      <text:p text:style-name="P11"/>
      <text:h text:style-name="Heading_20_2" text:outline-level="2"><text:soft-page-break/>optimisation thermique dans le <text:span text:style-name="T5">bâtiment</text:span></text:h>
      <text:p text:style-name="P12">Maupertuis :</text:p>
      <text:p text:style-name="P12">Analyse des courbes de température de sensing vision. Comparaison entre 2 salles ( nord, sud ).</text:p>
      <text:p text:style-name="P12"/>
      <text:p text:style-name="P12"/>
      <text:p text:style-name="P12"/>
      <text:p text:style-name="P12"/>
      <text:list xml:id="list121438301396945" text:continue-numbering="true" text:style-name="L1">
        <text:list-header>
          <text:p text:style-name="P10"/>
          <text:p text:style-name="P10"/>
        </text:list-header>
      </text:list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6:39.227341308</meta:creation-date>
    <dc:date>2019-11-25T12:14:37.747751515</dc:date>
    <meta:editing-duration>PT26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178" meta:character-count="1263" meta:non-whitespace-character-count="1107"/>
  </office:meta>
</office:document-meta>
</file>